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margin-top="0.0194in" fo:margin-left="0.1527in">
        <style:tab-stops/>
      </style:paragraph-properties>
    </style:style>
    <style:style style:name="T2" style:parent-style-name="Absatz-Standardschriftart" style:family="text">
      <style:text-properties style:font-name="Times New Roman" fo:font-weight="bold" style:font-weight-asian="bold" fo:letter-spacing="-0.0312in" fo:font-size="24pt" style:font-size-asian="24pt"/>
    </style:style>
    <style:style style:name="T3" style:parent-style-name="Absatz-Standardschriftart" style:family="text">
      <style:text-properties style:font-name="Times New Roman" fo:font-weight="bold" style:font-weight-asian="bold" fo:font-size="24pt" style:font-size-asian="24pt"/>
    </style:style>
    <style:style style:name="T4" style:parent-style-name="Absatz-Standardschriftart" style:family="text">
      <style:text-properties style:font-name="Times New Roman" fo:font-weight="bold" style:font-weight-asian="bold" fo:letter-spacing="-0.0062in" fo:font-size="24pt" style:font-size-asian="24pt"/>
    </style:style>
    <style:style style:name="T5" style:parent-style-name="Absatz-Standardschriftart" style:family="text">
      <style:text-properties style:font-name="Times New Roman" fo:font-weight="bold" style:font-weight-asian="bold" fo:font-size="24pt" style:font-size-asian="24pt"/>
    </style:style>
    <style:style style:name="P6" style:parent-style-name="Textkörper" style:family="paragraph">
      <style:paragraph-properties fo:margin-top="0.2319in"/>
    </style:style>
    <style:style style:name="P7" style:parent-style-name="Standard" style:family="paragraph">
      <style:paragraph-properties fo:margin-top="0.0013in"/>
      <style:text-properties style:font-name="Times New Roman" style:font-name-asian="Times New Roman" style:font-name-complex="Times New Roman" fo:font-size="10.5pt" style:font-size-asian="10.5pt" style:font-size-complex="10.5pt"/>
    </style:style>
    <style:style style:name="P8" style:parent-style-name="Textkörper" style:family="paragraph">
      <style:paragraph-properties fo:line-height="0.1875in" fo:margin-right="0.2305in"/>
    </style:style>
    <style:style style:name="T9" style:parent-style-name="Absatz-Standardschriftart" style:family="text">
      <style:text-properties fo:letter-spacing="-0.0201in"/>
    </style:style>
    <style:style style:name="P10" style:parent-style-name="Textkörper" style:family="paragraph">
      <style:paragraph-properties fo:line-height="0.1875in"/>
    </style:style>
    <style:style style:name="T11" style:parent-style-name="Absatz-Standardschriftart" style:family="text">
      <style:text-properties fo:letter-spacing="-0.0013in"/>
    </style:style>
    <style:style style:name="P12"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13" style:parent-style-name="Textkörper" style:family="paragraph">
      <style:paragraph-properties fo:line-height="0.1875in" fo:margin-right="0.2041in"/>
    </style:style>
    <style:style style:name="T14" style:parent-style-name="Absatz-Standardschriftart" style:family="text">
      <style:text-properties fo:letter-spacing="-0.0013in"/>
    </style:style>
    <style:style style:name="T15" style:parent-style-name="Absatz-Standardschriftart" style:family="text">
      <style:text-properties fo:letter-spacing="-0.0013in"/>
    </style:style>
    <style:style style:name="T16" style:parent-style-name="Absatz-Standardschriftart" style:family="text">
      <style:text-properties fo:letter-spacing="0.0194in"/>
    </style:style>
    <style:style style:name="T17" style:parent-style-name="Absatz-Standardschriftart" style:family="text">
      <style:text-properties fo:letter-spacing="-0.0201in"/>
    </style:style>
    <style:style style:name="T18" style:parent-style-name="Absatz-Standardschriftart" style:family="text">
      <style:text-properties fo:letter-spacing="-0.002in"/>
    </style:style>
    <style:style style:name="T19" style:parent-style-name="Absatz-Standardschriftart" style:family="text">
      <style:text-properties fo:letter-spacing="0.018in"/>
    </style:style>
    <style:style style:name="T20" style:parent-style-name="Absatz-Standardschriftart" style:family="text">
      <style:text-properties fo:letter-spacing="-0.0201in"/>
    </style:style>
    <style:style style:name="P21"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22" style:parent-style-name="Textkörper" style:family="paragraph">
      <style:paragraph-properties fo:line-height="0.1875in" fo:margin-right="0.2305in"/>
    </style:style>
    <style:style style:name="T23" style:parent-style-name="Absatz-Standardschriftart" style:family="text">
      <style:text-properties fo:letter-spacing="-0.0013in"/>
    </style:style>
    <style:style style:name="T24" style:parent-style-name="Absatz-Standardschriftart" style:family="text">
      <style:text-properties fo:letter-spacing="-0.0006in"/>
    </style:style>
    <style:style style:name="T25" style:parent-style-name="Absatz-Standardschriftart" style:family="text">
      <style:text-properties fo:letter-spacing="0.0187in"/>
    </style:style>
    <style:style style:name="T26" style:parent-style-name="Absatz-Standardschriftart" style:family="text">
      <style:text-properties fo:letter-spacing="-0.0013in"/>
    </style:style>
    <style:style style:name="P27"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28" style:parent-style-name="Textkörper" style:family="paragraph">
      <style:paragraph-properties fo:line-height="0.1875in" fo:margin-right="0.2055in"/>
    </style:style>
    <style:style style:name="T29" style:parent-style-name="Absatz-Standardschriftart" style:family="text">
      <style:text-properties fo:letter-spacing="-0.0013in"/>
    </style:style>
    <style:style style:name="T30" style:parent-style-name="Absatz-Standardschriftart" style:family="text">
      <style:text-properties fo:letter-spacing="0.0166in"/>
    </style:style>
    <style:style style:name="P31"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32" style:parent-style-name="Textkörper" style:family="paragraph">
      <style:paragraph-properties fo:line-height="0.1875in" fo:margin-right="0.2041in"/>
    </style:style>
    <style:style style:name="T33" style:parent-style-name="Absatz-Standardschriftart" style:family="text">
      <style:text-properties fo:letter-spacing="-0.0013in"/>
    </style:style>
    <style:style style:name="T34" style:parent-style-name="Absatz-Standardschriftart" style:family="text">
      <style:text-properties fo:letter-spacing="0.0194in"/>
    </style:style>
    <style:style style:name="T35" style:parent-style-name="Absatz-Standardschriftart" style:family="text">
      <style:text-properties fo:letter-spacing="-0.0013in"/>
    </style:style>
    <style:style style:name="T36" style:parent-style-name="Absatz-Standardschriftart" style:family="text">
      <style:text-properties fo:letter-spacing="-0.002in"/>
    </style:style>
    <style:style style:name="T37" style:parent-style-name="Absatz-Standardschriftart" style:family="text">
      <style:text-properties fo:letter-spacing="0.0201in"/>
    </style:style>
    <style:style style:name="P38" style:parent-style-name="Textkörper" style:family="paragraph">
      <style:paragraph-properties fo:line-height="0.1875in" fo:margin-right="0.2041in"/>
    </style:style>
    <style:style style:name="T39" style:parent-style-name="Absatz-Standardschriftart" style:family="text">
      <style:text-properties fo:letter-spacing="-0.0013in"/>
    </style:style>
    <style:style style:name="T40" style:parent-style-name="Absatz-Standardschriftart" style:family="text">
      <style:text-properties fo:letter-spacing="-0.0013in"/>
    </style:style>
    <style:style style:name="T41" style:parent-style-name="Absatz-Standardschriftart" style:family="text">
      <style:text-properties fo:letter-spacing="-0.0013in"/>
    </style:style>
    <style:style style:name="T42" style:parent-style-name="Absatz-Standardschriftart" style:family="text">
      <style:text-properties fo:letter-spacing="0.0201in"/>
    </style:style>
    <style:style style:name="P43"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44" style:parent-style-name="Textkörper" style:family="paragraph">
      <style:paragraph-properties fo:line-height="0.1875in" fo:margin-right="0.2041in"/>
    </style:style>
    <style:style style:name="P45" style:parent-style-name="Standard" style:family="paragraph">
      <style:paragraph-properties fo:margin-top="0.0013in"/>
      <style:text-properties style:font-name="Times New Roman" style:font-name-asian="Times New Roman" style:font-name-complex="Times New Roman" fo:font-size="3.5pt" style:font-size-asian="3.5pt" style:font-size-complex="3.5pt"/>
    </style:style>
    <style:style style:name="P46" style:parent-style-name="Standard" style:family="paragraph">
      <style:paragraph-properties style:line-height-at-least="0.1388in" fo:margin-left="0.0694in">
        <style:tab-stops/>
      </style:paragraph-properties>
    </style:style>
    <style:style style:name="T47" style:parent-style-name="Absatz-Standardschriftart" style:family="text">
      <style:text-properties style:font-name="Times New Roman" style:font-name-asian="Times New Roman" style:font-name-complex="Times New Roman" fo:font-size="10pt" style:font-size-asian="10pt" style:font-size-complex="10pt"/>
    </style:style>
    <style:style style:name="P48" style:parent-style-name="Standard" style:family="paragraph">
      <style:paragraph-properties fo:line-height="0.1673in"/>
    </style:style>
    <style:style style:name="T49" style:parent-style-name="Absatz-Standardschriftart" style:family="text">
      <style:text-properties style:font-name="Liberation Sans" fo:color="#212121" fo:font-size="12pt" style:font-size-asian="12pt"/>
    </style:style>
    <style:style style:name="T50" style:parent-style-name="Absatz-Standardschriftart" style:family="text">
      <style:text-properties style:font-name="Liberation Sans" fo:color="#212121" fo:font-size="12pt" style:font-size-asian="12pt"/>
    </style:style>
    <style:style style:name="T51" style:parent-style-name="Absatz-Standardschriftart" style:family="text">
      <style:text-properties style:font-name="Liberation Sans" fo:color="#3F8CD2" fo:font-size="12pt" style:font-size-asian="12pt"/>
    </style:style>
    <style:style style:name="P52" style:parent-style-name="Standard" style:family="paragraph">
      <style:paragraph-properties fo:line-height="0.1673in"/>
    </style:style>
    <style:style style:name="T53" style:parent-style-name="Absatz-Standardschriftart" style:family="text">
      <style:text-properties style:font-name="Liberation Sans" fo:color="#FFC369" fo:font-size="12pt" style:font-size-asian="12pt"/>
    </style:style>
    <style:style style:name="P54" style:parent-style-name="Textkörper" style:master-page-name="MP1" style:family="paragraph">
      <style:paragraph-properties fo:break-before="page" fo:margin-top="0.0409in" fo:line-height="0.1875in" fo:margin-right="0.2305in"/>
    </style:style>
    <style:style style:name="T55" style:parent-style-name="Absatz-Standardschriftart" style:family="text">
      <style:text-properties fo:letter-spacing="-0.002in"/>
    </style:style>
    <style:style style:name="T56" style:parent-style-name="Absatz-Standardschriftart" style:family="text">
      <style:text-properties fo:letter-spacing="-0.002in"/>
    </style:style>
    <style:style style:name="T57" style:parent-style-name="Absatz-Standardschriftart" style:family="text">
      <style:text-properties fo:letter-spacing="0.0166in"/>
    </style:style>
    <style:style style:name="P5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59" style:parent-style-name="Textkörper" style:family="paragraph">
      <style:paragraph-properties fo:line-height="0.1875in" fo:margin-right="0.2305in"/>
    </style:style>
    <style:style style:name="T60" style:parent-style-name="Absatz-Standardschriftart" style:family="text">
      <style:text-properties fo:letter-spacing="-0.0006in"/>
    </style:style>
    <style:style style:name="T61" style:parent-style-name="Absatz-Standardschriftart" style:family="text">
      <style:text-properties fo:letter-spacing="-0.0006in"/>
    </style:style>
    <style:style style:name="T62" style:parent-style-name="Absatz-Standardschriftart" style:family="text">
      <style:text-properties fo:letter-spacing="-0.0013in"/>
    </style:style>
    <style:style style:name="P63"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64" style:parent-style-name="Textkörper" style:family="paragraph">
      <style:paragraph-properties fo:line-height="0.1875in" fo:margin-right="0.2041in"/>
    </style:style>
    <style:style style:name="T65" style:parent-style-name="Absatz-Standardschriftart" style:family="text">
      <style:text-properties fo:letter-spacing="-0.0013in"/>
    </style:style>
    <style:style style:name="T66" style:parent-style-name="Absatz-Standardschriftart" style:family="text">
      <style:text-properties fo:letter-spacing="0.0166in"/>
    </style:style>
    <style:style style:name="T67" style:parent-style-name="Absatz-Standardschriftart" style:family="text">
      <style:text-properties fo:letter-spacing="-0.002in"/>
    </style:style>
    <style:style style:name="T68" style:parent-style-name="Absatz-Standardschriftart" style:family="text">
      <style:text-properties fo:letter-spacing="-0.0013in"/>
    </style:style>
    <style:style style:name="T69" style:parent-style-name="Absatz-Standardschriftart" style:family="text">
      <style:text-properties fo:letter-spacing="0.0194in"/>
    </style:style>
    <style:style style:name="P70" style:parent-style-name="Standard" style:family="paragraph">
      <style:text-properties style:font-name="Times New Roman" style:font-name-asian="Times New Roman" style:font-name-complex="Times New Roman" fo:font-size="10pt" style:font-size-asian="10pt" style:font-size-complex="10pt"/>
    </style:style>
    <style:style style:name="P71" style:parent-style-name="Standard" style:family="paragraph">
      <style:text-properties style:font-name="Times New Roman" style:font-name-asian="Times New Roman" style:font-name-complex="Times New Roman" fo:font-size="10pt" style:font-size-asian="10pt" style:font-size-complex="10pt"/>
    </style:style>
    <style:style style:name="P72" style:parent-style-name="Standard" style:family="paragraph">
      <style:text-properties style:font-name="Times New Roman" style:font-name-asian="Times New Roman" style:font-name-complex="Times New Roman" fo:font-size="10pt" style:font-size-asian="10pt" style:font-size-complex="10pt"/>
    </style:style>
    <style:style style:name="P73" style:parent-style-name="Standard" style:family="paragraph">
      <style:text-properties style:font-name="Times New Roman" style:font-name-asian="Times New Roman" style:font-name-complex="Times New Roman" fo:font-size="10pt" style:font-size-asian="10pt" style:font-size-complex="10pt"/>
    </style:style>
    <style:style style:name="P74" style:parent-style-name="Standard" style:family="paragraph">
      <style:text-properties style:font-name="Times New Roman" style:font-name-asian="Times New Roman" style:font-name-complex="Times New Roman" fo:font-size="10pt" style:font-size-asian="10pt" style:font-size-complex="10pt"/>
    </style:style>
    <style:style style:name="P75" style:parent-style-name="Standard" style:family="paragraph">
      <style:text-properties style:font-name="Times New Roman" style:font-name-asian="Times New Roman" style:font-name-complex="Times New Roman" fo:font-size="10pt" style:font-size-asian="10pt" style:font-size-complex="10pt"/>
    </style:style>
    <style:style style:name="P76" style:parent-style-name="Standard" style:family="paragraph">
      <style:text-properties style:font-name="Times New Roman" style:font-name-asian="Times New Roman" style:font-name-complex="Times New Roman" fo:font-size="10pt" style:font-size-asian="10pt" style:font-size-complex="10pt"/>
    </style:style>
    <style:style style:name="P77" style:parent-style-name="Standard" style:family="paragraph">
      <style:text-properties style:font-name="Times New Roman" style:font-name-asian="Times New Roman" style:font-name-complex="Times New Roman" fo:font-size="10pt" style:font-size-asian="10pt" style:font-size-complex="10pt"/>
    </style:style>
    <style:style style:name="P78" style:parent-style-name="Standard" style:family="paragraph">
      <style:text-properties style:font-name="Times New Roman" style:font-name-asian="Times New Roman" style:font-name-complex="Times New Roman" fo:font-size="10pt" style:font-size-asian="10pt" style:font-size-complex="10pt"/>
    </style:style>
    <style:style style:name="P79" style:parent-style-name="Standard" style:family="paragraph">
      <style:text-properties style:font-name="Times New Roman" style:font-name-asian="Times New Roman" style:font-name-complex="Times New Roman" fo:font-size="10pt" style:font-size-asian="10pt" style:font-size-complex="10pt"/>
    </style:style>
    <style:style style:name="P80" style:parent-style-name="Standard" style:family="paragraph">
      <style:text-properties style:font-name="Times New Roman" style:font-name-asian="Times New Roman" style:font-name-complex="Times New Roman" fo:font-size="10pt" style:font-size-asian="10pt" style:font-size-complex="10pt"/>
    </style:style>
    <style:style style:name="P81" style:parent-style-name="Standard" style:family="paragraph">
      <style:text-properties style:font-name="Times New Roman" style:font-name-asian="Times New Roman" style:font-name-complex="Times New Roman" fo:font-size="10pt" style:font-size-asian="10pt" style:font-size-complex="10pt"/>
    </style:style>
    <style:style style:name="P82" style:parent-style-name="Standard" style:family="paragraph">
      <style:text-properties style:font-name="Times New Roman" style:font-name-asian="Times New Roman" style:font-name-complex="Times New Roman" fo:font-size="10pt" style:font-size-asian="10pt" style:font-size-complex="10pt"/>
    </style:style>
    <style:style style:name="P83" style:parent-style-name="Standard" style:family="paragraph">
      <style:text-properties style:font-name="Times New Roman" style:font-name-asian="Times New Roman" style:font-name-complex="Times New Roman" fo:font-size="10pt" style:font-size-asian="10pt" style:font-size-complex="10pt"/>
    </style:style>
    <style:style style:name="P84" style:parent-style-name="Standard" style:family="paragraph">
      <style:text-properties style:font-name="Times New Roman" style:font-name-asian="Times New Roman" style:font-name-complex="Times New Roman" fo:font-size="10pt" style:font-size-asian="10pt" style:font-size-complex="10pt"/>
    </style:style>
    <style:style style:name="P85" style:parent-style-name="Standard" style:family="paragraph">
      <style:text-properties style:font-name="Times New Roman" style:font-name-asian="Times New Roman" style:font-name-complex="Times New Roman" fo:font-size="10pt" style:font-size-asian="10pt" style:font-size-complex="10pt"/>
    </style:style>
    <style:style style:name="P86" style:parent-style-name="Standard" style:family="paragraph">
      <style:text-properties style:font-name="Times New Roman" style:font-name-asian="Times New Roman" style:font-name-complex="Times New Roman" fo:font-size="10pt" style:font-size-asian="10pt" style:font-size-complex="10pt"/>
    </style:style>
    <style:style style:name="P87" style:parent-style-name="Standard" style:family="paragraph">
      <style:text-properties style:font-name="Times New Roman" style:font-name-asian="Times New Roman" style:font-name-complex="Times New Roman" fo:font-size="10pt" style:font-size-asian="10pt" style:font-size-complex="10pt"/>
    </style:style>
    <style:style style:name="P88" style:parent-style-name="Standard" style:family="paragraph">
      <style:text-properties style:font-name="Times New Roman" style:font-name-asian="Times New Roman" style:font-name-complex="Times New Roman" fo:font-size="10pt" style:font-size-asian="10pt" style:font-size-complex="10pt"/>
    </style:style>
    <style:style style:name="P89" style:parent-style-name="Standard" style:family="paragraph">
      <style:text-properties style:font-name="Times New Roman" style:font-name-asian="Times New Roman" style:font-name-complex="Times New Roman" fo:font-size="10pt" style:font-size-asian="10pt" style:font-size-complex="10pt"/>
    </style:style>
    <style:style style:name="P90" style:parent-style-name="Standard" style:family="paragraph">
      <style:text-properties style:font-name="Times New Roman" style:font-name-asian="Times New Roman" style:font-name-complex="Times New Roman" fo:font-size="10pt" style:font-size-asian="10pt" style:font-size-complex="10pt"/>
    </style:style>
    <style:style style:name="P91" style:parent-style-name="Standard" style:family="paragraph">
      <style:text-properties style:font-name="Times New Roman" style:font-name-asian="Times New Roman" style:font-name-complex="Times New Roman" fo:font-size="10pt" style:font-size-asian="10pt" style:font-size-complex="10pt"/>
    </style:style>
    <style:style style:name="P92" style:parent-style-name="Standard" style:family="paragraph">
      <style:text-properties style:font-name="Times New Roman" style:font-name-asian="Times New Roman" style:font-name-complex="Times New Roman" fo:font-size="10pt" style:font-size-asian="10pt" style:font-size-complex="10pt"/>
    </style:style>
    <style:style style:name="P93" style:parent-style-name="Standard" style:family="paragraph">
      <style:text-properties style:font-name="Times New Roman" style:font-name-asian="Times New Roman" style:font-name-complex="Times New Roman" fo:font-size="10pt" style:font-size-asian="10pt" style:font-size-complex="10pt"/>
    </style:style>
    <style:style style:name="P94" style:parent-style-name="Standard" style:family="paragraph">
      <style:text-properties style:font-name="Times New Roman" style:font-name-asian="Times New Roman" style:font-name-complex="Times New Roman" fo:font-size="10pt" style:font-size-asian="10pt" style:font-size-complex="10pt"/>
    </style:style>
    <style:style style:name="P95" style:parent-style-name="Standard" style:family="paragraph">
      <style:text-properties style:font-name="Times New Roman" style:font-name-asian="Times New Roman" style:font-name-complex="Times New Roman" fo:font-size="10pt" style:font-size-asian="10pt" style:font-size-complex="10pt"/>
    </style:style>
    <style:style style:name="P96" style:parent-style-name="Standard" style:family="paragraph">
      <style:text-properties style:font-name="Times New Roman" style:font-name-asian="Times New Roman" style:font-name-complex="Times New Roman" fo:font-size="10pt" style:font-size-asian="10pt" style:font-size-complex="10pt"/>
    </style:style>
    <style:style style:name="P97" style:parent-style-name="Standard" style:family="paragraph">
      <style:text-properties style:font-name="Times New Roman" style:font-name-asian="Times New Roman" style:font-name-complex="Times New Roman" fo:font-size="10pt" style:font-size-asian="10pt" style:font-size-complex="10pt"/>
    </style:style>
    <style:style style:name="P98" style:parent-style-name="Standard" style:family="paragraph">
      <style:text-properties style:font-name="Times New Roman" style:font-name-asian="Times New Roman" style:font-name-complex="Times New Roman" fo:font-size="10pt" style:font-size-asian="10pt" style:font-size-complex="10pt"/>
    </style:style>
    <style:style style:name="P99" style:parent-style-name="Standard" style:family="paragraph">
      <style:text-properties style:font-name="Times New Roman" style:font-name-asian="Times New Roman" style:font-name-complex="Times New Roman" fo:font-size="10pt" style:font-size-asian="10pt" style:font-size-complex="10pt"/>
    </style:style>
    <style:style style:name="P100" style:parent-style-name="Standard" style:family="paragraph">
      <style:text-properties style:font-name="Times New Roman" style:font-name-asian="Times New Roman" style:font-name-complex="Times New Roman" fo:font-size="10pt" style:font-size-asian="10pt" style:font-size-complex="10pt"/>
    </style:style>
    <style:style style:name="P101" style:parent-style-name="Standard" style:family="paragraph">
      <style:text-properties style:font-name="Times New Roman" style:font-name-asian="Times New Roman" style:font-name-complex="Times New Roman" fo:font-size="10pt" style:font-size-asian="10pt" style:font-size-complex="10pt"/>
    </style:style>
    <style:style style:name="P102" style:parent-style-name="Standard" style:family="paragraph">
      <style:paragraph-properties fo:margin-top="0.0034in"/>
      <style:text-properties style:font-name="Times New Roman" style:font-name-asian="Times New Roman" style:font-name-complex="Times New Roman" fo:font-size="13pt" style:font-size-asian="13pt" style:font-size-complex="13pt"/>
    </style:style>
    <style:style style:name="P103" style:parent-style-name="Standard" style:family="paragraph">
      <style:paragraph-properties style:line-height-at-least="0.1388in" fo:margin-left="0.0694in">
        <style:tab-stops/>
      </style:paragraph-properties>
    </style:style>
    <style:style style:name="T104" style:parent-style-name="Absatz-Standardschriftart" style:family="text">
      <style:text-properties style:font-name="Times New Roman" style:font-name-asian="Times New Roman" style:font-name-complex="Times New Roman" fo:font-size="10pt" style:font-size-asian="10pt" style:font-size-complex="10pt"/>
    </style:style>
    <style:style style:name="P105" style:parent-style-name="Standard" style:family="paragraph">
      <style:paragraph-properties fo:line-height="0.1673in"/>
    </style:style>
    <style:style style:name="T106" style:parent-style-name="Absatz-Standardschriftart" style:family="text">
      <style:text-properties style:font-name="Liberation Sans" fo:color="#212121" fo:font-size="12pt" style:font-size-asian="12pt"/>
    </style:style>
    <style:style style:name="T107" style:parent-style-name="Absatz-Standardschriftart" style:family="text">
      <style:text-properties style:font-name="Liberation Sans" fo:color="#3F8CD2" fo:font-size="12pt" style:font-size-asian="12pt"/>
    </style:style>
    <style:style style:name="P108" style:parent-style-name="Standard" style:family="paragraph">
      <style:paragraph-properties fo:line-height="0.1673in"/>
    </style:style>
    <style:style style:name="T109" style:parent-style-name="Absatz-Standardschriftart" style:family="text">
      <style:text-properties style:font-name="Liberation Sans" fo:color="#FFC369" fo:font-size="12pt" style:font-size-asian="12pt"/>
    </style:style>
    <style:style style:family="graphic" style:name="a6">
      <style:graphic-properties style:writing-mode="lr-tb" draw:fill="solid" draw:fill-color="#f0f0f0" draw:opacity="100%" draw:stroke="none"/>
      <style:paragraph-properties/>
    </style:style>
    <style:style style:family="graphic" style:name="a0">
      <style:graphic-properties style:writing-mode="lr-tb" draw:fill="solid" draw:fill-color="#f0f0f0" draw:opacity="100%" draw:stroke="none"/>
      <style:paragraph-properties/>
    </style:style>
    <style:style style:family="graphic" style:name="a7">
      <style:graphic-properties style:writing-mode="lr-tb" draw:fill="solid" draw:fill-color="#1e5785" draw:opacity="100%" draw:stroke="none"/>
      <style:paragraph-properties/>
    </style:style>
    <style:style style:family="graphic" style:name="a1">
      <style:graphic-properties style:writing-mode="lr-tb" draw:fill="solid" draw:fill-color="#1e5785" draw:opacity="100%" draw:stroke="none"/>
      <style:paragraph-properties/>
    </style:style>
    <style:style style:family="graphic" style:name="a10">
      <style:graphic-properties style:writing-mode="lr-tb"/>
    </style:style>
    <style:style style:family="graphic" style:name="a8" style:parent-style-name="Graphics">
      <style:graphic-properties fo:min-width="0.16736in" fo:min-height="5.109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2" style:parent-style-name="Graphics">
      <style:graphic-properties fo:min-width="0.16736in" fo:min-height="5.109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11">
      <style:graphic-properties style:wrap="run-through" style:run-through="foreground" style:writing-mode="lr-tb" style:horizontal-rel="char" style:vertical-rel="line" style:horizontal-pos="from-left" style:vertical-pos="from-top"/>
    </style:style>
    <style:style style:family="graphic" style:name="a9" style:parent-style-name="Graphics">
      <style:graphic-properties fo:min-width="0.16736in" fo:min-height="0.9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 style:parent-style-name="Graphics">
      <style:graphic-properties fo:min-width="0.16736in" fo:min-height="0.9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
      <style:graphic-properties style:writing-mode="lr-tb"/>
    </style:style>
    <style:style style:family="graphic" style:name="a5">
      <style:graphic-properties style:wrap="run-through" style:run-through="foreground" style:writing-mode="lr-tb" style:horizontal-rel="char" style:vertical-rel="line" style:horizontal-pos="from-left" style:vertical-pos="from-top"/>
    </style:style>
  </office:automatic-styles>
  <office:body>
    <office:text text:use-soft-page-breaks="true">
      <text:p text:style-name="P1"><text:span text:style-name="T2">T</text:span><text:span text:style-name="T3">estResou</text:span><text:span text:style-name="T4">r</text:span><text:span text:style-name="T5">ce4/fr</text:span></text:p>
      <text:p text:style-name="P6">This is a test resource in French language.</text:p>
      <text:p text:style-name="P7"/>
      <text:p text:style-name="P8">Lorem ipsum dolor sit amet, consectetur adipiscing elit. Curabitur facilisis metus ut felis molestie, ut volutpat arcu venenatis.<text:s/><text:span text:style-name="T9">V</text:span>estibulum rutrum lacus vel<text:s/>sapien congue luctus. Donec orci nisl, dictum nec sem vitae, sodales euismod nunc. Aenean viverra orci vel ex volutpat, ac suscipit libero vulputate. Integer</text:p>
      <text:p text:style-name="P10">luctus porttitor felis et porta. Aliquam nisi arcu, condimentum ut pharetra fermentum, molestie at lacus. Nam scelerisque auctor malesuada. Sed id erat vel purus ultricies pharetra sed ut sem. Cras hendrerit tempor nisl, vitae commodo velit tincidunt quis. Ut pulvinar tortor non nisi vestibulum, at dignissim lectus sodales. Nullam quis metus<text:s/><text:span text:style-name="T11">tempor,</text:span><text:s/>viverra nunc id, semper enim. Sed quis tristique nisi, semper sollicitudin ligula. Curabitur vel sodales eros.</text:p>
      <text:p text:style-name="P12"/>
      <text:p text:style-name="P13">Curabitur condimentum lorem ac erat tincidunt<text:s/><text:span text:style-name="T14">ullamcorper.</text:span><text:s/>Fusce in sem in neque luctus ornare. Proin feugiat leo sed rutrum<text:s/><text:span text:style-name="T15">porttitor.</text:span><text:s/>Maecenas<text:s/>scelerisque<text:span text:style-name="T16"><text:s/></text:span>non urna id laoreet. Aenean aliquam tempus turpis, vitae blandit arcu ultricies et. Suspendisse volutpat at tellus non rutrum.<text:s/><text:span text:style-name="T17">V</text:span>estibulum ut varius quam, sollicitudin semper ipsum.<text:s/><text:span text:style-name="T18">Vivamus</text:span><text:s/>vel magna vel quam venenatis rutrum. Donec sit amet varius velit. Donec ornare dolor ligula, vel tristique nulla tristique ut.<text:span text:style-name="T19"><text:s/></text:span>Quisque id diam sed justo volutpat sollicitudin. Etiam vitae sem odio. Pellentesque mollis auctor nibh eu hendrerit.<text:s/><text:span text:style-name="T20">V</text:span>estibulum ultricies consequat risus, ac placerat arcu accumsan a.<text:s/>Mauris arcu libero, vulputate non lorem quis, sagittis malesuada ligula.</text:p>
      <text:p text:style-name="P21"/>
      <text:p text:style-name="P22">Cras ultricies accumsan orci id blandit. Donec dolor leo, venenatis at ante sed, feugiat pretium tellus. Suspendisse turpis nibh, placerat at urna at, convallis elementum nulla. Nulla ut porta lorem, ac luctus justo. Donec aliquet semper ex at<text:s/><text:span text:style-name="T23">pulvinar.</text:span><text:s/>Nullam nec<text:s/><text:span text:style-name="T24">efficitur</text:span><text:s/>mi, ac accumsan nulla. Nam scelerisque dui<text:span text:style-name="T25"><text:s/></text:span>quis aliquam tincidunt. Ut non venenatis purus, eget sodales magna. Morbi et vestibulum mi. Quisque aliquam dui sed mauris maximus convallis. Maecenas aliquet velit ac odio fermentum, a cursus arcu<text:s/><text:span text:style-name="T26">efficitur.</text:span></text:p>
      <text:p text:style-name="P27"/>
      <text:p text:style-name="P28">Pellentesque habitant morbi tristique senectus et netus et malesuada fames ac turpis egestas. Proin accumsan lobortis finibus. Nam eget dapibus elit. Duis mollis dui<text:s/>egestas, condimentum felis eget, placerat nibh. Nulla rutrum, velit sed dignissim<text:s/><text:span text:style-name="T29">efficitur,</text:span><text:s/>ante nibh posuere urna, in semper nisl metus id nunc. Nunc<text:span text:style-name="T30"><text:s/></text:span>vulputate sollicitudin nunc in ornare. Duis in dolor nec elit venenatis tristique. Duis laoreet lacus sit amet hendrerit ultricies. Suspendisse rutrum lorem purus, quis porttitor neque egestas vitae. Fusce vulputate id neque ut mollis. Sed elit massa, venenatis vitae posuere eu, luctus sed turpis. Suspendisse dapibus in velit id gravida.</text:p>
      <text:p text:style-name="P31"/>
      <text:p text:style-name="P32">Praesent id sapien<text:s/>malesuada, ullamcorper dolor id, ultrices ligula. Curabitur non tempor sem, eget venenatis elit. Ut a velit<text:s/><text:span text:style-name="T33">porttitor,</text:span><text:s/>porttitor felis non, pretium<text:span text:style-name="T34"><text:s/></text:span>ligula. Curabitur interdum lacinia tellus id tincidunt. Cras iaculis eros leo. Curabitur ac neque<text:s/><text:span text:style-name="T35">efficitur,</text:span><text:s/>blandit nisi ut, pellentesque libero.<text:s/><text:span text:style-name="T36">Vivamus</text:span><text:s/>id orci sed<text:span text:style-name="T37"><text:s/></text:span>sem porttitor suscipit non id nisl. Nunc condimentum risus non quam accumsan, et pretium augue maximus. Aliquam id nibh pretium augue convallis pretium.<text:s/>Pellentesque convallis risus eget dolor mattis, pellentesque scelerisque sapien blandit. Pellentesque at aliquam ex. Donec eget magna eget est congue viverra.</text:p>
      <text:p text:style-name="P38">Mauris molestie dolor eros, ac vehicula arcu euismod<text:s/><text:span text:style-name="T39">efficitur.</text:span><text:s/>Mauris elementum elementum<text:s/><text:span text:style-name="T40">conse</text:span><text:span text:style-name="T41">ctetur.</text:span><text:s/>Pellentesque vulputate ex a nisi blandit, nec<text:span text:style-name="T42"><text:s/></text:span>malesuada libero dictum. Quisque lobortis molestie erat, in facilisis quam dapibus sed.</text:p>
      <text:p text:style-name="P43"/>
      <text:p text:style-name="P44">Sed a tellus ipsum. Nulla id felis orci. Fusce nec ipsum varius, congue justo at, cursus magna. Suspendisse id tortor non erat gravida mattis sit amet et turpis. Nulla gravida consectetur mollis. Pellentesque in dui at libero pharetra dapibus sit amet vel felis. Curabitur gravida dui et quam mollis, at imperdiet lectus</text:p>
      <text:p text:style-name="P45"/>
      <text:p text:style-name="P46"><text:span text:style-name="T47"><draw:g draw:z-index="0" draw:name="Group 9" draw:id="id5" draw:style-name="a5" text:anchor-type="as-char"><svg:title/><svg:desc/><draw:custom-shape svg:x="0in" svg:y="0.01042in" svg:width="10.91667in" svg:height="0.30347in" draw:z-index="0" draw:id="id0" draw:style-name="a0" draw:name="Freeform 15"><svg:title/><svg:desc/><draw:enhanced-geometry draw:type="non-primitive" svg:viewBox="0 0 15720 437" draw:enhanced-path="M 0 436 L 15720 436 15720 0 0 0 0 436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f5 / 15720"/><draw:equation draw:name="f9" draw:formula="451 * ?f4 / 437"/><draw:equation draw:name="f10" draw:formula="15720 * ?f5 / 15720"/><draw:equation draw:name="f11" draw:formula="15 * ?f4 / 4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 draw:z-index="251660288" draw:name="Group 10" draw:id="id4" draw:style-name="a4"><svg:title/><svg:desc/><draw:custom-shape svg:x="9.80903in" svg:y="0in" svg:width="1.10764in" svg:height="0.30347in" draw:z-index="0" draw:id="id1" draw:style-name="a1" draw:name="Freeform 13"><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125 - 14125"/><draw:equation draw:name="f9" draw:formula="?f8 * ?f5 / 1595"/><draw:equation draw:name="f10" draw:formula="436 * ?f4 / 437"/><draw:equation draw:name="f11" draw:formula="0 + 15720 - 14125"/><draw:equation draw:name="f12" draw:formula="?f11 * ?f5 / 1595"/><draw:equation draw:name="f13" draw:formula="0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z-index="0" draw:id="id2" draw:style-name="a2" draw:name="Text Box 12" svg:x="0.0625in" svg:y="0.07361in" svg:width="5.10972in" svg:height="0.16736in" style:rel-width="scale" style:rel-height="scale"><draw:text-box><text:p text:style-name="P48"><text:span text:style-name="T49">Create PDF in your applications with the</text:span><text:span text:style-name="T50"><text:s/>Pdfcrowd<text:s/></text:span><text:span text:style-name="T51">HTML to PDF API</text:span></text:p></draw:text-box><svg:title/><svg:desc/></draw:frame><draw:frame draw:z-index="0" draw:id="id3" draw:style-name="a3" draw:name="Text Box 11" svg:x="9.87014in" svg:y="0.07361in" svg:width="0.98472in" svg:height="0.16736in" style:rel-width="scale" style:rel-height="scale"><draw:text-box><text:p text:style-name="P52"><text:span text:style-name="T53">PDFCROWD</text:span></text:p></draw:text-box><svg:title/><svg:desc/></draw:frame></draw:g></draw:g></text:span></text:p>
      <text:soft-page-break/>
      <text:p text:style-name="P54">accumsan. Suspendisse ultricies tellus quis arcu accumsan<text:s/><text:span text:style-name="T55">tempor.</text:span><text:s/>Praesent mattis massa ut semper venenatis.<text:s/><text:span text:style-name="T56">Vivamus</text:span><text:s/>ut tellus accumsan, pellentesque nisi id,<text:span text:style-name="T57"><text:s/></text:span>dapibus lectus.</text:p>
      <text:p text:style-name="P58"/>
      <text:p text:style-name="P59">Ut est ipsum, ultrices sit amet ornare a, consectetur quis risus. Mauris non ante lectus. Pellentesque sed nunc vitae orci congue dictum. Praesent interdum malesuada ligula, ac iaculis mauris laoreet eu. Quisque sit amet elementum leo. Mauris urna velit, ullamcorper ac eros non, imperdiet dapibus sapien. Integer<text:s/><text:span text:style-name="T60">efficitur</text:span><text:s/>felis quis ligula blandit sollicitudin. Mauris placerat<text:s/><text:span text:style-name="T61">efficitur</text:span><text:s/><text:span text:style-name="T62">dolor,</text:span><text:s/>condimentum interdum erat ullamcorper in.</text:p>
      <text:p text:style-name="P63"/>
      <text:p text:style-name="P64">Sed quis convallis<text:s/><text:span text:style-name="T65">tortor,</text:span><text:s/>vel sagittis metus. Aliquam rhoncus molestie<text:s/>ornare. Aliquam erat volutpat. In eu ultricies quam, a rhoncus ante. Nulla fermentum<text:span text:style-name="T66"><text:s/></text:span>rutrum arcu ac convallis. Quisque rhoncus ullamcorper porta. Sed in facilisis ligula. Donec eget consectetur massa.<text:s/><text:span text:style-name="T67">Vivamus</text:span><text:s/>facilisis purus vitae purus<text:s/><text:span text:style-name="T68">tempor,</text:span><text:span text:style-name="T69"><text:s/></text:span>ut tempus tellus imperdiet. Donec quis porttitor leo. Donec a ipsum lacus.</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text:span text:style-name="T104"><draw:g draw:z-index="0" draw:name="Group 2" draw:id="id11" draw:style-name="a11" text:anchor-type="as-char"><svg:title/><svg:desc/><draw:custom-shape svg:x="0in" svg:y="0.01042in" svg:width="10.91667in" svg:height="0.30347in" draw:z-index="0" draw:id="id6" draw:style-name="a6" draw:name="Freeform 8"><svg:title/><svg:desc/><draw:enhanced-geometry draw:type="non-primitive" svg:viewBox="0 0 15720 437" draw:enhanced-path="M 0 436 L 15720 436 15720 0 0 0 0 436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f5 / 15720"/><draw:equation draw:name="f9" draw:formula="451 * ?f4 / 437"/><draw:equation draw:name="f10" draw:formula="15720 * ?f5 / 15720"/><draw:equation draw:name="f11" draw:formula="15 * ?f4 / 4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 draw:z-index="251661312" draw:name="Group 3" draw:id="id10" draw:style-name="a10"><svg:title/><svg:desc/><draw:custom-shape svg:x="9.80903in" svg:y="0in" svg:width="1.10764in" svg:height="0.30347in" draw:z-index="0" draw:id="id7" draw:style-name="a7" draw:name="Freeform 6"><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125 - 14125"/><draw:equation draw:name="f9" draw:formula="?f8 * ?f5 / 1595"/><draw:equation draw:name="f10" draw:formula="436 * ?f4 / 437"/><draw:equation draw:name="f11" draw:formula="0 + 15720 - 14125"/><draw:equation draw:name="f12" draw:formula="?f11 * ?f5 / 1595"/><draw:equation draw:name="f13" draw:formula="0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z-index="0" draw:id="id8" draw:style-name="a8" draw:name="Text Box 5" svg:x="0.0625in" svg:y="0.07361in" svg:width="5.10972in" svg:height="0.16736in" style:rel-width="scale" style:rel-height="scale"><draw:text-box><text:p text:style-name="P105"><text:span text:style-name="T106">Create PDF in your applications with the Pdfcrowd<text:s/></text:span><text:span text:style-name="T107">HTML to PDF API</text:span></text:p></draw:text-box><svg:title/><svg:desc/></draw:frame><draw:frame draw:z-index="0" draw:id="id9" draw:style-name="a9" draw:name="Text Box 4" svg:x="9.87014in" svg:y="0.07361in" svg:width="0.98472in" svg:height="0.16736in" style:rel-width="scale" style:rel-height="scale"><draw:text-box><text:p text:style-name="P108"><text:span text:style-name="T109">PDFCROWD</text:span></text:p></draw:text-box><svg:title/><svg:desc/></draw:frame></draw:g></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left="0.1527in">
        <style:tab-stops/>
      </style:paragraph-properties>
      <style:text-properties style:font-name="Times New Roman" style:font-name-asian="Times New Roman"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44in" fo:page-height="8.2777in" style:print-orientation="landscape" fo:margin-top="0.5694in" fo:margin-left="0.3194in" fo:margin-bottom="0.1944in" fo:margin-right="0.3055in" style:num-format="1" style:writing-mode="lr-tb">
        <style:footnote-sep style:width="0.007in" style:rel-width="33%" style:color="#000000" style:line-style="solid" style:adjustment="left"/>
      </style:page-layout-properties>
    </style:page-layout>
    <style:page-layout style:name="PL1">
      <style:page-layout-properties fo:page-width="11.6944in" fo:page-height="8.2777in" style:print-orientation="landscape" fo:margin-top="0.3333in" fo:margin-left="0.3194in" fo:margin-bottom="0.1944in" fo:margin-right="0.30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1-07-03T16:22:00Z</meta:creation-date>
    <dc:date>2021-07-03T16:22:00Z</dc:date>
    <meta:template xlink:href="Normal.dotm" xlink:type="simple"/>
    <meta:editing-cycles>2</meta:editing-cycles>
    <meta:editing-duration>PT0S</meta:editing-duration>
    <meta:user-defined meta:name="Created" meta:value-type="date">2021-07-03T00:00:00Z</meta:user-defined>
    <meta:user-defined meta:name="LastSaved" meta:value-type="date">2021-07-03T00:00:00Z</meta:user-defined>
    <meta:document-statistic meta:page-count="2" meta:paragraph-count="13" meta:word-count="723" meta:character-count="4952" meta:row-count="82" meta:non-whitespace-character-count="4243"/>
  </office:meta>
</office:document-meta>
</file>